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text-properties style:font-name="Verdana" fo:font-size="14pt" style:font-size-asian="14pt" style:font-size-complex="14pt"/>
    </style:style>
    <style:style style:name="P2" style:family="paragraph" style:parent-style-name="Standard">
      <style:text-properties style:font-name="Verdana" fo:font-size="14pt" style:font-size-asian="14pt" style:font-size-complex="14pt"/>
    </style:style>
    <style:style style:name="T1" style:family="text">
      <style:text-properties style:font-name="Verdana"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SUDO<text:line-break/><text:line-break/><text:line-break/>Mit dem Sudo-Befehl können Nutzer Prozessen höhere Rechte (root) geben. Sudo merkt sich standardmäßig das Passwort für 15 Minuten. In dieser Zeit muss das Passwort nicht erneut eingegeben werden. Ändern können wir das in der Datei /etc/sudoers mit dem Schlüsselwort timestamp_timeout.<text:line-break/><text:line-break/>/etc/sudoers<text:tab/><text:tab/>Konfigurationsdatei<text:line-break/>/var/log/auth.log<text:tab/>Logdatei in der auch sudo-Befehle geloggt <text:tab/><text:tab/><text:tab/><text:tab/><text:tab/>werden<text:line-break/>/var/log/messages<text:tab/>bei Fedora<text:line-break/>/usr/sbin/visudo<text:tab/>Kommando um /etc/sudoers zu bearbeiten<text:line-break/><text:line-break/><text:line-break/>sudo<text:line-break/><text:tab/>-b<text:tab/><text:tab/>(background) Ausführung im Hintergrund<text:line-break/><text:tab/>-K<text:tab/><text:tab/>Passwort sofort vergessen<text:line-break/><text:tab/>-s<text:tab/><text:tab/>shell mit erweiterten Rechten öffnen<text:line-break/><text:tab/>-u (user)<text:tab/>shell mit Rechten von (user) ausführen<text:line-break/><text:tab/><text:tab/><text:tab/>Z.B. sudo -u heike ls -la<text:line-break/><text:line-break/>In der Datei </text:span><text:span text:style-name="Source_20_Text"><text:span text:style-name="T1">/etc/sudoers</text:span></text:span><text:span text:style-name="T1"> wird festgelegt, welche Benutzer oder Gruppen bestimmte Programme mit welchen Rechten ausführen dürfen. Eine einfache Variante ist z.B.: </text:span></text:p>
      <text:p text:style-name="P1">%admin ALL = (root) NOPASSWD: ALL</text:p>
      <text:p text:style-name="Text_20_body"><text:span text:style-name="T1">Dies bedeutet, dass die Mitglieder der Gruppe </text:span><text:span text:style-name="Source_20_Text"><text:span text:style-name="T1">admin</text:span></text:span><text:span text:style-name="T1"> ohne Eingabe ihres persönlichen Passworts alle Kommandos mit Root-Rechten ausführen dürfen. Es können auch nur bestimmte Kommandos freigegeben werden wie in dem folgenden Beispiel für den Benutzer </text:span><text:span text:style-name="Source_20_Text"><text:span text:style-name="T1">user1</text:span></text:span><text:span text:style-name="T1">: </text:span></text:p>
      <text:p text:style-name="P1">user1 ALL = (root) /usr/bin/apt-get update, /usr/bin/apt-get dist-upgrade</text:p>
      <text:p text:style-name="P2"/>
      <text:p text:style-name="P2"/>
      <text:p text:style-name="P2"/>
      <text:p text:style-name="P2"/>
      <text:p text:style-name="P2"/>
      <text:p text:style-name="P2"/>
      <text:p text:style-name="P2"><text:soft-page-break/>Die Datei/etc/shadow<text:line-break/><text:line-break/>Aus Sicherheitsgründen werden bei fast allen aktuellen Linux-Distributionen die Benutzerkennwörter in verschlüsselter Form in der Datei /etc/shadow gespeichert (engl.shadow passwords, Schattenkennwörter). Die Datei ist für normale Benutzer nicht lesbar; nur root darf sie schreiben, während außer ihm auch die Mitglieder der Gruppe shadow die Datei lesen dürfen. Wenn Sie sich die Datei als normaler Benutzer anzeigen lassen wollen, erhalten Sie eine Fehlermeldung. Die Verwendung von/etc/shadow ist nicht Pflicht, aber sehr dringend empfohlen. Allerdings kann es Systemkonfigurationen geben, bei denen die durch Schattenkennwörter erreichte Sicherheit wieder zunichte gemacht wird, etwa wenn Benutzerdaten über NIS an andere Rechner exportiert werden (vor allem in heterogenen Unix-Umgebungen). Für jeden Benutzer ist in dieser Datei wieder genau eine Zeile eingetragen, das Format ist <text:line-break/>Format⟨Benutzername⟩:⟨Kennwort⟩:⟨Änderung⟩:⟨Min⟩:⟨Max⟩:⟨Warnung⟩:⟨Frist⟩:⟨Sperre⟩:⟨Reserviert⟩<text:line-break/>Zum Beispiel: root:gaY2L19jxzHj5:10816:0:10000::::daemon:*:8902:0:10000::::hugo:GodY6c5pZk1xs:10816:0:10000::::<text:line-break/>Im folgenden die Bedeutung der einzelnen Felder:⟨Benutzername⟩ Entspricht einem Eintrag in der Datei /etc/passwd. Dieses Feld verbindet die beiden Dateien.</text:p>
      <text:p text:style-name="P2">⟨Kennwort⟩ Das verschlüsselte Kennwort des Benutzers. Ein leerer Eintrag bedeutet in der Regel, dass der Benutzer sich ohne Kennwort anmelden kann. Steht hier ein Stern oder ein Ausrufungszeichen, kann der betreffende Benutzer sich nicht anmelden. Es ist auch üblich, Benutzerkonten zu sperren, ohne sie komplett zu löschen, indem man einen Stern oder ein Ausrufungszeichen an den Anfang des zugehörigen Kennworts setzt. <text:line-break/>⟨Änderung⟩ Das Datum der letzten Änderung des Kennworts, in Tagen seit dem 1. Januar 1970.<text:line-break/>⟨Min⟩ Minimale Anzahl von Tagen, die seit der letzten Kennwortänderung vergangen sein müssen, damit das Kennwort wieder geändert werden kann.<text:line-break/>⟨Max⟩ Maximale Anzahl von Tagen, die ein Kennwort ohne Änderung gültig bleibt. Nach Ablauf dieser Frist muss der Benutzer sein Kennwort ändern.<text:line-break/>⟨Warnung⟩ Die Anzahl von Tagen vor dem Ablauf der ⟨Max⟩ -Frist, an <text:soft-page-break/>denen der Benutzer eine Warnung erhält, dass er sein Kennwort bald ändern muss,weil die maximale Anzahl abläuft. Die Meldung erscheint in der Regel beim Anmelden.<text:line-break/>⟨Frist⟩ Die Anzahl von Tagen ausgehend vom Ablauf der ⟨Max⟩-Frist, nach der das Konto automatisch gesperrt wird, wenn der Benutzer nicht vorher sein Kennwort ändert. (In der Zeit zwischen dem Ende der ⟨Max⟩-Frist und dem Ende dieser Frist kann der Benutzer sich anmelden, muss aber sofort sein Kennwort ändern.)<text:line-break/>⟨Sperre⟩Das Datum, an dem das Konto definitiv gesperrt wird, wieder in Tagen seit dem 1. Januar 1970. Kurz noch ein paar Anmerkungen zum Thema Verschlüsselung von Kennwörtern. Man könnte auf den Gedanken kommen, dass die Kennwörter, wenn sie verschlüsselt sind, auch wieder entschlüsselt werden können. Einem cleveren Cracker, dem die Datei/etc/shadow in die Hände fällt, würden so sämtliche Benutzerkonten des Systems offen stehen. Allerdings ist das in Wirklichkeit nicht so, denn die Verschlüsselung der Kennwörter ist eine Einbahnstraße: Es ist nicht möglich, aus der verschlüsselten Darstellung eines Linux-Kennworts die unverschlüsselte zurückzugewinnen, da das verwendete Verfahren das wirkungsvoll verhindert. Die einzige Möglichkeit, die Verschlüsselung zu knacken, besteht darin, potenzielle Kennwörter zur Probe zu verschlüsseln und zu schauen,ob dasselbe herauskommt wie das, was in/etc/shadow ste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2T10:43:08.42</meta:creation-date>
    <dc:date>2019-08-12T12:05:28.10</dc:date>
    <meta:editing-duration>PT1H7M8S</meta:editing-duration>
    <meta:editing-cycles>2</meta:editing-cycles>
    <meta:generator>OpenOffice/4.1.6$Win32 OpenOffice.org_project/416m1$Build-9790</meta:generator>
    <meta:document-statistic meta:table-count="0" meta:image-count="0" meta:object-count="0" meta:page-count="3" meta:paragraph-count="6" meta:word-count="637" meta:character-count="4741"/>
  </office:meta>
</office:document-meta>
</file>